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A00000044BBBF58B2A2A2E9455.png" manifest:media-type="image/png"/>
  <manifest:file-entry manifest:full-path="Pictures/10001A74000010DC00007405E8BEA02C91F1CE33.emf" manifest:media-type="image/x-em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INPro-Medium" svg:font-family="DINPro-Medium" style:font-family-generic="modern" style:font-pitch="variable"/>
    <style:font-face style:name="DINPro-Regular1" svg:font-family="DINPro-Regular" style:font-family-generic="modern" style:font-pitch="variable"/>
    <style:font-face style:name="DINPro-Regular" svg:font-family="DINPro-Regular" style:font-adornments="Standard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DINPro" svg:font-family="DINPro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4.636cm" fo:margin-left="-0.191cm" table:align="left" style:writing-mode="lr-tb"/>
    </style:style>
    <style:style style:name="Table2.A" style:family="table-column">
      <style:table-column-properties style:column-width="2.096cm"/>
    </style:style>
    <style:style style:name="Table2.B" style:family="table-column">
      <style:table-column-properties style:column-width="2.54cm"/>
    </style:style>
    <style:style style:name="Table2.1" style:family="table-row">
      <style:table-row-properties style:min-row-height="0.626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1.108cm"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P1" style:family="paragraph" style:parent-style-name="Header">
      <style:paragraph-properties>
        <style:tab-stops>
          <style:tab-stop style:position="13.97cm" style:type="center"/>
          <style:tab-stop style:position="18.415cm" style:type="right"/>
        </style:tab-stops>
      </style:paragraph-properties>
      <style:text-properties fo:language="en" fo:country="GB" style:language-asian="en" style:country-asian="GB"/>
    </style:style>
    <style:style style:name="P2" style:family="paragraph" style:parent-style-name="Standard">
      <style:paragraph-properties fo:text-align="end" style:justify-single-word="false" style:snap-to-layout-grid="false"/>
      <style:text-properties style:font-name="DINPro-Medium" style:font-name-complex="DINPro-Medium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DINPro-Medium" fo:font-size="10pt" style:font-size-asian="10pt" style:font-name-complex="DINPro-Medium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officeooo:rsid="0019619d" officeooo:paragraph-rsid="0019619d"/>
    </style:style>
    <style:style style:name="P7" style:family="paragraph" style:parent-style-name="Subtitle">
      <style:text-properties officeooo:rsid="001792a5" officeooo:paragraph-rsid="001792a5"/>
    </style:style>
    <style:style style:name="P8" style:family="paragraph" style:parent-style-name="Text_20_body">
      <style:text-properties officeooo:rsid="001792a5" officeooo:paragraph-rsid="001792a5"/>
    </style:style>
    <style:style style:name="P9" style:family="paragraph" style:parent-style-name="Text_20_body">
      <style:text-properties officeooo:paragraph-rsid="001792a5"/>
    </style:style>
    <style:style style:name="P10" style:family="paragraph" style:parent-style-name="Heading_20_4">
      <style:text-properties officeooo:rsid="0019619d" officeooo:paragraph-rsid="0019619d"/>
    </style:style>
    <style:style style:name="T1" style:family="text">
      <style:text-properties fo:font-size="10pt" style:font-size-asian="10pt"/>
    </style:style>
    <style:style style:name="T2" style:family="text">
      <style:text-properties style:font-name-asian="DINPro-Regular1" style:font-size-complex="10pt"/>
    </style:style>
    <style:style style:name="T3" style:family="text">
      <style:text-properties officeooo:rsid="0174ab1d" style:font-weight-asian="normal" style:font-weight-complex="normal"/>
    </style:style>
    <style:style style:name="T4" style:family="text">
      <style:text-properties fo:language="en" fo:country="GB" style:language-complex="ar" style:country-complex="SA"/>
    </style:style>
    <style:style style:name="T5" style:family="text"/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.002cm" fo:border="none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</text:p>
      <text:p text:style-name="P7">subtitlem sdaasd asdasd,dka <text:s text:c="2"/>asdkad <text:s/>asdasd</text:p>
      <text:p text:style-name="P8"/>
      <text:h text:style-name="Heading_20_1" text:outline-level="1">heading1</text:h>
      <text:p text:style-name="First_20_paragraph">first parag</text:p>
      <text:p text:style-name="P8">body text<text:note text:id="ftn1" text:note-class="footnote"><text:note-citation>1</text:note-citation><text:note-body><text:p text:style-name="Footnote">The scope of an agency's registration determines which reports and, consequently, which institutions/programmes will feature in DEQAR.</text:p></text:note-body></text:note></text:p>
      <text:p text:style-name="P8">1</text:p>
      <text:p text:style-name="P8">2</text:p>
      <text:p text:style-name="P8">4</text:p>
      <text:h text:style-name="Heading_20_2" text:outline-level="2">heading2</text:h>
      <text:p text:style-name="P8">body text</text:p>
      <text:h text:style-name="Heading_20_3" text:outline-level="3">heading3</text:h>
      <text:p text:style-name="Quotations">quotation</text:p>
      <text:p text:style-name="Quotations">EQAR registration <text:span text:style-name="T4">does not only </text:span>lend<text:note text:id="ftn2" text:note-class="footnote"><text:note-citation>2</text:note-citation><text:note-body><text:p text:style-name="Footnote">EQAR registration does not only lend credibility to an agency generally, but also to its individual reports and thereby to the higher education institutions and programmes quality-assured by the agency; this has become even more visible since the launch of DEQAR.</text:p></text:note-body></text:note> credibility to an agency generally, but also to its individual reports and thereby to the higher education institutions and programmes quality-assured by <text:span text:style-name="T4">the</text:span> agency; this has become even more visible since the launch of DEQAR.</text:p>
      <text:p text:style-name="P9">The scope of an agency's registration determines which reports and, consequently, which institutions/programmes will feature in DEQAR. <text:span text:style-name="T3">It is therefore crucial to cle</text:span></text:p>
      <text:h text:style-name="P10" text:outline-level="4">heading 4</text:h>
      <text:p text:style-name="P6">text more text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INPro-Medium" svg:font-family="DINPro-Medium" style:font-family-generic="modern" style:font-pitch="variable"/>
    <style:font-face style:name="DINPro-Regular1" svg:font-family="DINPro-Regular" style:font-family-generic="modern" style:font-pitch="variable"/>
    <style:font-face style:name="DINPro-Regular" svg:font-family="DINPro-Regular" style:font-adornments="Standard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DINPro" svg:font-family="DINPro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DINPro" fo:font-family="DINPro" style:font-style-name="Regular" style:font-family-generic="swiss" style:font-pitch="variable" fo:font-size="10.5pt" fo:language="en" fo:country="GB" style:font-name-asian="Times New Roman" style:font-family-asian="'Times New Roman'" style:font-family-generic-asian="roman" style:font-pitch-asian="variable" style:font-size-asian="11pt" style:font-name-complex="DINPro-Regular1" style:font-family-complex="DINPro-Regular" style:font-family-generic-complex="moder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fo:font-weight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color="#10447d" fo:font-weight="bold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start" style:justify-single-word="false" style:page-number="auto" fo:keep-with-next="always"/>
      <style:text-properties fo:color="#10447d" fo:font-size="12pt" style:letter-kerning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3cm" fo:margin-bottom="0.212cm" loext:contextual-spacing="false" fo:keep-with-next="always"/>
      <style:text-properties fo:color="#10447d" fo:font-size="12pt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e4e9f1"/>
      <style:paragraph-properties fo:margin-top="0.319cm" fo:margin-bottom="0.21cm" loext:contextual-spacing="false" fo:background-color="#e4e9f1" fo:padding="0.199cm" fo:border="none" fo:keep-with-next="always"/>
      <style:text-properties fo:font-size="11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319cm" fo:margin-bottom="0.109cm" loext:contextual-spacing="false" style:page-number="auto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Text_20_body" style:class="html" style:master-page-name="">
      <loext:graphic-properties draw:fill="solid" draw:fill-color="#e4e9f1"/>
      <style:paragraph-properties fo:margin-left="0cm" fo:margin-right="0cm" fo:text-indent="0cm" style:auto-text-indent="false" style:page-number="auto" fo:background-color="#e4e9f1" fo:padding="0.199cm" fo:border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top="0cm" fo:margin-bottom="0.21cm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101cm" loext:contextual-spacing="false" fo:text-indent="-0.499cm" style:auto-text-indent="false" style:page-number="auto">
        <style:tab-stops/>
      </style:paragraph-properties>
      <style:text-properties fo:color="#666666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Standard"/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0.75cm" fo:margin-right="0cm" fo:text-indent="0cm" style:auto-text-indent="false"/>
    </style:style>
    <style:style style:name="Quoted_20_Text" style:display-name="Quoted Text" style:family="paragraph" style:parent-style-name="Quotations" style:master-page-name="">
      <style:paragraph-properties style:page-number="auto"/>
    </style:style>
    <style:style style:name="Body_20_Text_20_BOX" style:display-name="Body Text BOX" style:family="paragraph" style:parent-style-name="Text_20_body">
      <style:paragraph-properties fo:margin-left="0.176cm" fo:margin-right="0.176cm" fo:text-indent="0cm" style:auto-text-indent="false" fo:padding-left="0.141cm" fo:padding-right="0.141cm" fo:padding-top="0.035cm" fo:padding-bottom="0.035cm" fo:border="0.99pt solid #000000"/>
    </style:style>
    <style:style style:name="Body_20_Text_20_hanging" style:display-name="Body Text hanging" style:family="paragraph" style:parent-style-name="Text_20_body">
      <style:paragraph-properties fo:margin-left="1.591cm" fo:margin-right="0cm" fo:text-indent="-1.591cm" style:auto-text-indent="false"/>
    </style:style>
    <style:style style:name="Frame_20_contents" style:display-name="Frame contents" style:family="paragraph" style:parent-style-name="Standard" style:class="extra"/>
    <style:style style:name="Body_20_Text_20_Numbered" style:display-name="Body Text Numbered" style:family="paragraph" style:parent-style-name="Text_20_body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10447d" fo:font-size="16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DINPro-Regular" fo:font-family="DINPro-Regular" style:font-style-name="Standard" style:font-family-generic="modern" style:font-pitch="variable" fo:font-size="14pt" fo:font-weight="normal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.599cm" style:type="center"/>
          <style:tab-stop style:position="13.1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599cm" style:type="center"/>
          <style:tab-stop style:position="13.1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6.599cm" style:type="center"/>
          <style:tab-stop style:position="13.1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6.599cm" style:type="center"/>
          <style:tab-stop style:position="13.199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1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1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7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Drawing" style:family="paragraph" style:parent-style-name="Caption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2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1.7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1.2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0.7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0.2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9.7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9.2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8.70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199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2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1.7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1.2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0.7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0.2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9.7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9.206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Table_20_Contents_20_w_2f_o_20_spacing" style:display-name="Table Contents w/o spacing" style:family="paragraph" style:parent-style-name="Table_20_Contents">
      <style:paragraph-properties fo:margin-top="0cm" fo:margin-bottom="0cm" loext:contextual-spacing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>
      <style:text-properties fo:color="#10447d"/>
    </style:style>
    <style:style style:name="Bullet_20_Symbols" style:display-name="Bullet Symbols" style:family="text">
      <style:text-properties fo:color="#10447d" style:font-name="OpenSymbol" fo:font-family="OpenSymbol" style:font-charset="x-symbol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fo:background-color="transparent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10447d" style:text-underline-style="solid" style:text-underline-width="auto" style:text-underline-color="font-color" fo:background-color="transparent" style:font-size-asian="10.5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fo:color="#10447d" style:text-position="super 58%"/>
    </style:style>
    <style:style style:name="Definition" style:family="text"/>
    <style:style style:name="Page_20_Number" style:display-name="Page Number" style:family="text">
      <style:text-properties style:font-name="DINPro-Regular1" fo:font-family="DINPro-Regular" style:font-family-generic="modern" style:font-pitch="variable" fo:font-size="10pt" style:font-size-asian="10pt" style:font-name-complex="DINPro-Regular1" style:font-family-complex="DINPro-Regular" style:font-family-generic-complex="modern" style:font-pitch-complex="variable"/>
    </style:style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 style:parent-style-name="Internet_20_link">
      <style:text-properties fo:language="zxx" fo:country="none" fo:background-color="transparent" style:font-size-asian="10.5pt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bered_20_Body_20_Text" style:display-name="Numbered Body Text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&#9;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4.636cm" fo:margin-left="-0.191cm" table:align="left" style:writing-mode="lr-tb"/>
    </style:style>
    <style:style style:name="Table2.A" style:family="table-column">
      <style:table-column-properties style:column-width="2.096cm"/>
    </style:style>
    <style:style style:name="Table2.B" style:family="table-column">
      <style:table-column-properties style:column-width="2.54cm"/>
    </style:style>
    <style:style style:name="Table2.1" style:family="table-row">
      <style:table-row-properties style:min-row-height="0.626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1.108cm"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MP1" style:family="paragraph" style:parent-style-name="Header">
      <style:paragraph-properties>
        <style:tab-stops>
          <style:tab-stop style:position="13.97cm" style:type="center"/>
          <style:tab-stop style:position="18.415cm" style:type="right"/>
        </style:tab-stops>
      </style:paragraph-properties>
      <style:text-properties fo:language="en" fo:country="GB" style:language-asian="en" style:country-asian="GB"/>
    </style:style>
    <style:style style:name="MP2" style:family="paragraph" style:parent-style-name="Standard">
      <style:paragraph-properties fo:text-align="end" style:justify-single-word="false" style:snap-to-layout-grid="false"/>
      <style:text-properties style:font-name="DINPro-Medium" style:font-name-complex="DINPro-Medium" style:font-size-complex="11pt"/>
    </style:style>
    <style:style style:name="MP3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MP4" style:family="paragraph" style:parent-style-name="Standard">
      <style:paragraph-properties fo:text-align="end" style:justify-single-word="false"/>
      <style:text-properties style:font-name="DINPro-Medium" fo:font-size="10pt" style:font-size-asian="10pt" style:font-name-complex="DINPro-Medium" style:font-size-complex="10pt"/>
    </style:style>
    <style:style style:name="MP5" style:family="paragraph" style:parent-style-name="Standard">
      <style:text-properties fo:font-size="10pt" style:font-size-asian="10pt" style:font-size-complex="10pt"/>
    </style:style>
    <style:style style:name="MT1" style:family="text"/>
    <style:style style:name="MT2" style:family="text">
      <style:text-properties fo:font-size="10pt" style:font-size-asian="10pt"/>
    </style:style>
    <style:style style:name="MT3" style:family="text">
      <style:text-properties style:font-name-asian="DINPro-Regular1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.002cm" fo:border="none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5.801cm" fo:background-color="#ffffff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07cm" style:distance-before-sep="0.199cm" style:distance-after-sep="0.199cm" style:line-style="solid" style:adjustment="left" style:rel-width="35%" style:color="#999999"/>
      </style:page-layout-properties>
      <style:header-style>
        <style:header-footer-properties svg:height="3.5cm" fo:margin-left="0cm" fo:margin-right="0cm" fo:margin-bottom="2.499cm" style:dynamic-spacing="false"/>
      </style:header-style>
      <style:footer-style>
        <style:header-footer-properties svg:height="2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2" text:anchor-type="char" svg:x="16.103cm" svg:y="-0.014cm" svg:width="4.318cm" svg:height="29.75cm" draw:z-index="1"><draw:image xlink:href="Pictures/10001A74000010DC00007405E8BEA02C91F1CE33.emf" xlink:type="simple" xlink:show="embed" xlink:actuate="onLoad" loext:mime-type="image/x-emf"/><draw:image xlink:href="Pictures/10000201000000A00000044BBBF58B2A2A2E9455.png" xlink:type="simple" xlink:show="embed" xlink:actuate="onLoad" loext:mime-type="image/png"/></draw:frame><draw:frame draw:style-name="Mfr2" draw:name="Frame2" text:anchor-type="char" svg:x="15.653cm" svg:y="4.385cm" svg:width="4.35cm" svg:height="4.514cm" draw:z-index="0"><draw:text-box><table:table table:name="Table2" table:style-name="Table2"><table:table-column table:style-name="Table2.A"/><table:table-column table:style-name="Table2.B"/><table:table-row table:style-name="Table2.1"><table:table-cell table:style-name="Table2.A1" table:number-columns-spanned="2" office:value-type="string"><text:p text:style-name="MP2"><text:span text:style-name="Strong_20_Emphasis"><text:user-defined style:data-style-name="N0" text:name="eqar-body">XYZ Committee</text:user-defined></text:span></text:p></table:table-cell><table:covered-table-cell/></table:table-row><table:table-row table:style-name="Table2.2"><table:table-cell table:style-name="Table2.A1" table:number-columns-spanned="2" office:value-type="string"><text:p text:style-name="MP3"><text:user-defined style:data-style-name="N0" text:name="eqar-date">[date]</text:user-defined></text:p></table:table-cell><table:covered-table-cell/></table:table-row><table:table-row table:style-name="Table2.3"><table:table-cell table:style-name="Table2.A1" office:value-type="string"><text:p text:style-name="MP4"><text:span text:style-name="Strong_20_Emphasis"><text:span text:style-name="MT2">Ref.</text:span></text:span></text:p></table:table-cell><table:table-cell table:style-name="Table2.A1" office:value-type="string"><text:p text:style-name="MP5"><text:user-defined style:data-style-name="N0" text:name="eqar-ref">XX9/99.9</text:user-defined></text:p></table:table-cell></table:table-row><table:table-row table:style-name="Table2.4"><table:table-cell table:style-name="Table2.A1" office:value-type="string"><text:p text:style-name="MP4"><text:span text:style-name="Strong_20_Emphasis"><text:span text:style-name="MT2">Ver.</text:span></text:span></text:p></table:table-cell><table:table-cell table:style-name="Table2.A1" office:value-type="string"><text:p text:style-name="MP5"><text:user-defined style:data-style-name="N0" text:name="eqar-version">0.1</text:user-defined></text:p></table:table-cell></table:table-row><table:table-row table:style-name="Table2.5"><table:table-cell table:style-name="Table2.A1" office:value-type="string"><text:p text:style-name="MP4"><text:span text:style-name="Strong_20_Emphasis"><text:span text:style-name="MT2">Date</text:span></text:span></text:p></table:table-cell><table:table-cell table:style-name="Table2.A1" office:value-type="string"><text:p text:style-name="MP5"><text:creation-date style:data-style-name="N36"/></text:p></table:table-cell></table:table-row><table:table-row table:style-name="Table2.6"><table:table-cell table:style-name="Table2.A1" office:value-type="string"><text:p text:style-name="MP4"><text:span text:style-name="Strong_20_Emphasis"><text:span text:style-name="MT2">Page</text:span></text:span></text:p></table:table-cell><table:table-cell table:style-name="Table2.A1" office:value-type="string"><text:p text:style-name="Standard"><text:span text:style-name="Page_20_Number"><text:page-number text:select-page="current">1</text:page-number></text:span><text:span text:style-name="Page_20_Number"><text:span text:style-name="MT3"><text:s/></text:span></text:span><text:span text:style-name="Page_20_Number">/ </text:span><text:span text:style-name="Page_20_Number"><text:page-count style:num-format="1">1</text:page-count></text:span></text:p></table:table-cell></table:table-row></table:table><text:p text:style-name="MP5"/></draw:text-box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4.2$MacOSX_X86_64 LibreOffice_project/3d775be2011f3886db32dfd395a6a6d1ca2630ff</meta:generator>
    <dc:date>2020-08-13T00:25:42.553363604</dc:date>
    <dc:creator>Colin Tück</dc:creator>
    <meta:editing-duration>PT21M48S</meta:editing-duration>
    <meta:editing-cycles>14</meta:editing-cycles>
    <meta:document-statistic meta:table-count="1" meta:image-count="1" meta:object-count="0" meta:page-count="1" meta:paragraph-count="28" meta:word-count="158" meta:character-count="1015" meta:non-whitespace-character-count="881"/>
    <meta:user-defined meta:name="eqar-body">XYZ Committee</meta:user-defined>
    <meta:user-defined meta:name="eqar-date">[date]</meta:user-defined>
    <meta:user-defined meta:name="eqar-ref">XX9/99.9</meta:user-defined>
    <meta:user-defined meta:name="eqar-version">0.1</meta:user-defined>
  </office:meta>
</office:document-meta>
</file>